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ono Light" svg:font-family="'Latin Modern Mono Light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37b70" draw:textarea-horizontal-align="justify" draw:textarea-vertical-align="middle" draw:auto-grow-height="false" fo:min-height="2.95cm" fo:min-width="12.8cm"/>
    </style:style>
    <style:style style:name="gr2" style:family="graphic" style:parent-style-name="standard">
      <style:graphic-properties svg:stroke-color="#000000" draw:fill="solid" draw:fill-color="#add58a" draw:textarea-horizontal-align="justify" draw:textarea-vertical-align="middle" draw:auto-grow-height="false" fo:min-height="2.95cm" fo:min-width="12.8cm"/>
    </style:style>
    <style:style style:name="gr3" style:family="graphic" style:parent-style-name="standard">
      <style:graphic-properties svg:stroke-color="#000000" draw:fill="solid" draw:fill-color="#7da7d8" draw:textarea-horizontal-align="justify" draw:textarea-vertical-align="middle" draw:auto-grow-height="false" fo:min-height="2.95cm" fo:min-width="12.8cm"/>
    </style:style>
    <style:style style:name="gr4" style:family="graphic" style:parent-style-name="objectwithoutfill">
      <style:graphic-properties svg:stroke-width="0.212cm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37b70"/>
      <style:paragraph-properties fo:text-align="center"/>
      <style:text-properties fo:color="#ffffff" fo:font-size="32pt" fo:font-weight="bold"/>
    </style:style>
    <style:style style:name="P3" style:family="paragraph">
      <loext:graphic-properties draw:fill="solid" draw:fill-color="#add58a"/>
      <style:paragraph-properties fo:text-align="center"/>
      <style:text-properties fo:font-size="32pt" fo:font-weight="bold"/>
    </style:style>
    <style:style style:name="P4" style:family="paragraph">
      <loext:graphic-properties draw:fill="solid" draw:fill-color="#7da7d8"/>
      <style:paragraph-properties fo:text-align="center"/>
      <style:text-properties fo:font-size="32pt" fo:font-weight="bold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32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13.3cm" svg:height="3.2cm" svg:x="1.6cm" svg:y="1.2cm">
          <text:p text:style-name="P1"><text:span text:style-name="T1">Source code chang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" draw:id="id2" draw:layer="layout" svg:width="13.3cm" svg:height="3.2cm" svg:x="1.6cm" svg:y="7.601cm">
          <text:p text:style-name="P1"><text:span text:style-name="T1">Testing ph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3" draw:id="id3" draw:layer="layout" svg:width="13.3cm" svg:height="3.2cm" svg:x="1.6cm" svg:y="14cm">
          <text:p text:style-name="P1"><text:span text:style-name="T1">Deployment on webs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type="line" svg:x1="8.25cm" svg:y1="4.4cm" svg:x2="8.25cm" svg:y2="7.601cm" draw:start-shape="id1" draw:start-glue-point="2" draw:end-shape="id2" draw:end-glue-point="0" svg:d="M8250 4400v3201" svg:viewBox="0 0 1 3202">
          <text:p/>
        </draw:connector>
        <draw:connector draw:style-name="gr4" draw:text-style-name="P5" draw:layer="layout" draw:type="line" svg:x1="8.25cm" svg:y1="10.801cm" svg:x2="8.25cm" svg:y2="14cm" draw:start-shape="id2" draw:start-glue-point="2" draw:end-shape="id3" draw:end-glue-point="0" svg:d="M8250 10801v3199" svg:viewBox="0 0 1 32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ono Light" svg:font-family="'Latin Modern Mono Light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enedikt Kleinmeier</meta:initial-creator>
    <meta:creation-date>2018-11-19T09:42:08.046880580</meta:creation-date>
    <dc:date>2019-05-28T08:21:27.258184600</dc:date>
    <dc:creator>Benedikt Kleinmeier</dc:creator>
    <meta:editing-duration>PT1H18M32S</meta:editing-duration>
    <meta:editing-cycles>15</meta:editing-cycles>
    <meta:generator>LibreOffice/6.0.7.3$Linux_X86_64 LibreOffice_project/00m0$Build-3</meta:generator>
    <meta:document-statistic meta:object-count="5"/>
  </office:meta>
</office:document-meta>
</file>